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Heading_20_1">
      <style:paragraph-properties fo:break-before="page"/>
    </style:style>
    <style:style style:name="P18" style:family="paragraph" style:parent-style-name="Text_20_body" style:list-style-name="L17"/>
    <style:style style:name="P19" style:family="paragraph" style:parent-style-name="Text_20_body" style:list-style-name="L1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Résumé détaillé de </text:span><text:span text:style-name="Strong_20_Emphasis"><text:span text:style-name="Emphasis">Stupeur et tremblements</text:span></text:span><text:span text:style-name="Strong_20_Emphasis"> – Séquence par séquence</text:span></text:h>
      <text:p text:style-name="Horizontal_20_Line"/>
      <text:h text:style-name="Heading_20_2" text:outline-level="2"><text:span text:style-name="Strong_20_Emphasis">1. L’arrivée d’Amélie chez Yumimoto</text:span></text:h>
      <text:p text:style-name="Text_20_body">Amélie, 22 ans, commence son contrat dans une grande entreprise japonaise. Elle est pleine d’enthousiasme, persuadée qu’elle saura parfaitement s’intégrer grâce à sa connaissance du japonais. Dès les premiers instants, elle découvre la rigidité hiérarchique et l’importance absolue du respect et de l’obéissance. Fubuki Mori, sa supérieure directe, l’impressionne immédiatement par sa beauté, son autorité et son élégance.</text:p>
      <text:p text:style-name="Horizontal_20_Line"/>
      <text:h text:style-name="Heading_20_2" text:outline-level="2"><text:span text:style-name="Strong_20_Emphasis">2. Les premières tâches et les malentendus</text:span></text:h>
      <text:p text:style-name="Text_20_body">On confie à Amélie des travaux simples : classer des documents, rédiger des courriers, effectuer des tâches administratives. Bien qu’elle fasse de son mieux, son initiative et son autonomie — qualités valorisées en Occident — sont perçues comme de l’insubordination dans ce contexte japonais. Chaque effort d’anticipation est interprété comme une erreur.<text:line-break/>Elle commence à comprendre qu’on attend d’elle l’obéissance passive, non la créativité.</text:p>
      <text:p text:style-name="Horizontal_20_Line"/>
      <text:h text:style-name="Heading_20_2" text:outline-level="2"><text:span text:style-name="Strong_20_Emphasis">3. Le rapport malheureux</text:span></text:h>
      <text:p text:style-name="Text_20_body">Amélie doit rédiger un rapport en anglais. Elle s’applique, y consacre tout son sérieux… et provoque un scandale : elle n’avait pas l’autorisation de le faire en anglais, et son initiative est vue comme une offense directe à Fubuki.<text:line-break/>C’est le début de sa chute hiérarchique. On lui retire ses tâches de rédaction.</text:p>
      <text:p text:style-name="Horizontal_20_Line"/>
      <text:h text:style-name="Heading_20_2" text:outline-level="2"><text:span text:style-name="Strong_20_Emphasis">4. La rétrogradation et la tension avec Fubuki</text:span></text:h>
      <text:p text:style-name="Text_20_body">Fubuki est désormais chargée de surveiller Amélie de près. Leur relation devient à la fois fascinante et hostile :</text:p>
      <text:list text:style-name="L1">
        <text:list-item>
          <text:p text:style-name="P1">Amélie admire toujours Fubuki.</text:p>
        </text:list-item>
        <text:list-item>
          <text:p text:style-name="P1">Fubuki semble chercher à la rabaisser pour rappeler les normes du système.<text:line-break/>Amélie est assignée à des tâches répétitives et dévalorisantes, comme vérifier des chiffres inutiles ou préparer des dossiers sans intérêt.</text:p>
        </text:list-item>
      </text:list>
      <text:p text:style-name="Horizontal_20_Line"/>
      <text:h text:style-name="Heading_20_2" text:outline-level="2"><text:soft-page-break/><text:span text:style-name="Strong_20_Emphasis">5. Les photocopies</text:span></text:h>
      <text:p text:style-name="Text_20_body">Nouvelle descente : Amélie devient responsable des photocopies.<text:line-break/>C’est un travail monotone, harassant, qui occupe ses journées entières.<text:line-break/>Elle refuse de se rebeller et s’efforce de rester impeccable, mais la hiérarchie voit dans la moindre erreur un motif d’humiliation.</text:p>
      <text:p text:style-name="Horizontal_20_Line"/>
      <text:h text:style-name="Heading_20_2" text:outline-level="2"><text:span text:style-name="Strong_20_Emphasis">6. L’anéantissement moral</text:span></text:h>
      <text:p text:style-name="Text_20_body">Malgré son docilité, Amélie continue d’être critiquée. Les supérieurs visent à briser son ego, selon un modèle d’éducation professionnelle japonais où l’humilité absolue est exigée.<text:line-break/>Omochi, le vice-président, manifeste particulièrement son mépris pour elle.<text:line-break/>Fubuki, quant à elle, oscille entre sévérité glaciale et gêne : elle semble à la fois agresser Amélie et souffrir de devoir le faire.</text:p>
      <text:p text:style-name="Horizontal_20_Line"/>
      <text:h text:style-name="Heading_20_2" text:outline-level="2"><text:span text:style-name="Strong_20_Emphasis">7. L’affectation aux toilettes</text:span></text:h>
      <text:p text:style-name="Text_20_body">Au bout de la chaîne de la dégradation, Omochi ordonne qu’Amélie soit affectée au nettoyage des sanitaires de l’entreprise.<text:line-break/>Elle accepte sans protester, avec une sorte de fierté paradoxale : elle veut montrer qu’elle peut accomplir n’importe quelle tâche sans perdre sa dignité intérieure.<text:line-break/>Son acharnement calme finit par perturber ses supérieurs, qui ne parviennent pas à la briser complètement.</text:p>
      <text:p text:style-name="Horizontal_20_Line"/>
      <text:h text:style-name="Heading_20_2" text:outline-level="2"><text:span text:style-name="Strong_20_Emphasis">8. La confrontation finale avec Fubuki</text:span></text:h>
      <text:p text:style-name="Text_20_body">Amélie nettoie désormais les toilettes chaque jour, mais sa présence rappelle aux employés la cruauté du système.<text:line-break/>Une dernière scène importante a lieu entre elle et Fubuki :<text:line-break/>Amélie lui demande pourquoi elle lui est si hostile, et Fubuki laisse transparaître une gêne, presque une souffrance.<text:line-break/>Cette confrontation révèle la complexité de leur relation : Fubuki a été contrainte de se soumettre à la hiérarchie masculine, et la liberté intérieure d’Amélie l’irrite autant qu’elle la fascine.</text:p>
      <text:p text:style-name="Horizontal_20_Line"/>
      <text:h text:style-name="Heading_20_2" text:outline-level="2"><text:span text:style-name="Strong_20_Emphasis">9. Le départ imposé</text:span></text:h>
      <text:p text:style-name="Text_20_body">À la fin de l’année, conformément au contrat mais aussi sur ordre tacite d’Omochi, Amélie doit quitter l’entreprise.<text:line-break/>On lui demande de rédiger une lettre de remerciement — ultime ironie.<text:line-break/>Elle part sans revanche, mais avec une profonde compréhension de la culture japonaise et de ses contradictions.<text:line-break/>L’expérience, douloureuse mais formatrice, devient la matière même du livre qu’elle écrira ensuite.</text:p>
      <text:p text:style-name="Horizontal_20_Line"><text:soft-page-break/></text:p>
      <text:h text:style-name="Heading_20_1" text:outline-level="1">📝 <text:span text:style-name="Strong_20_Emphasis">Conclusion générale</text:span></text:h>
      <text:p text:style-name="Text_20_body">À travers cette trajectoire descendante — de cadre à femme de ménage — Amélie Nothomb décrit :</text:p>
      <text:list text:style-name="L2">
        <text:list-item>
          <text:p text:style-name="P2">l’absurdité bureaucratique,</text:p>
        </text:list-item>
        <text:list-item>
          <text:p text:style-name="P2">la rigidité hiérarchique,</text:p>
        </text:list-item>
        <text:list-item>
          <text:p text:style-name="P2">le choc culturel radical,</text:p>
        </text:list-item>
        <text:list-item>
          <text:p text:style-name="P2">et surtout l’impossibilité pour un esprit libre de s’intégrer dans un système d’obéissance totale.</text:p>
        </text:list-item>
      </text:list>
      <text:p text:style-name="Text_20_body">Le livre est autant un récit autobiographique qu’une satire grinçante du monde du travail.</text:p>
      <text:p text:style-name="Horizontal_20_Line"/>
      <text:p text:style-name="Text_20_body">Si vous le souhaitez, je peux aussi fournir :<text:line-break/>✔ Une <text:span text:style-name="Strong_20_Emphasis">analyse des thèmes</text:span><text:line-break/>✔ Une <text:span text:style-name="Strong_20_Emphasis">analyse du personnage de Fubuki</text:span><text:line-break/>✔ Une <text:span text:style-name="Strong_20_Emphasis">fiche de lecture complète</text:span><text:line-break/>✔ Un <text:span text:style-name="Strong_20_Emphasis">résumé encore plus détaillé</text:span> (avec focus sur les scènes symboliques)</text:p>
      <text:p text:style-name="Text_20_body">Souhaitez-vous l’un de ces compléments ?</text:p>
      <text:h text:style-name="Heading_20_5" text:outline-level="5">Tú dijiste:</text:h>
      <text:p text:style-name="Text_20_body">Une fiche de lecture complète</text:p>
      <text:h text:style-name="Heading_20_6" text:outline-level="6">ChatGPT Plus</text:h>
      <text:p text:style-name="Text_20_body">Voici une <text:span text:style-name="Strong_20_Emphasis">fiche de lecture complète</text:span>, claire et exploitable pour un devoir, un oral ou une révision, sur <text:span text:style-name="Emphasis">Stupeur et tremblements</text:span> d’Amélie Nothomb.</text:p>
      <text:p text:style-name="Horizontal_20_Line"/>
      <text:h text:style-name="Heading_20_1" text:outline-level="1">📘 <text:span text:style-name="Strong_20_Emphasis">FICHE DE LECTURE – </text:span><text:span text:style-name="Strong_20_Emphasis"><text:span text:style-name="Emphasis">Stupeur et tremblements</text:span></text:span><text:span text:style-name="Strong_20_Emphasis">, Amélie Nothomb</text:span></text:h>
      <text:p text:style-name="Horizontal_20_Line"/>
      <text:h text:style-name="Heading_20_1" text:outline-level="1">1. <text:span text:style-name="Strong_20_Emphasis">Informations générales</text:span></text:h>
      <text:p text:style-name="Text_20_body"><text:span text:style-name="Strong_20_Emphasis">Titre :</text:span> <text:span text:style-name="Emphasis">Stupeur et tremblements</text:span><text:line-break/><text:span text:style-name="Strong_20_Emphasis">Auteure :</text:span> Amélie Nothomb<text:line-break/><text:span text:style-name="Strong_20_Emphasis">Date de publication :</text:span> 1999<text:line-break/><text:span text:style-name="Strong_20_Emphasis">Genre :</text:span> Récit autobiographique / roman autobiographique<text:line-break/><text:span text:style-name="Strong_20_Emphasis">Thèmes principaux :</text:span> choc culturel, hiérarchie professionnelle, humiliation, identité, domination, société japonaise, résistance intérieure<text:line-break/><text:span text:style-name="Strong_20_Emphasis">Prix littéraire :</text:span> Grand Prix du Roman de l’Académie française (1999)</text:p>
      <text:p text:style-name="Horizontal_20_Line"><text:soft-page-break/></text:p>
      <text:h text:style-name="Heading_20_1" text:outline-level="1">2. <text:span text:style-name="Strong_20_Emphasis">Contexte de création</text:span></text:h>
      <text:p text:style-name="Text_20_body">Après avoir grandi partiellement au Japon, Amélie Nothomb y retourne à l’âge adulte pour y travailler dans une grande entreprise japonaise. L’expérience, profondément marquante, nourrit ce roman autobiographique.<text:line-break/>Le Japon des années 1990 est un pays où la culture d’entreprise repose sur la discipline, l’obéissance et la hiérarchie stricte — des valeurs qui entrent en conflit avec l’individualisme occidental.</text:p>
      <text:p text:style-name="Horizontal_20_Line"/>
      <text:h text:style-name="Heading_20_1" text:outline-level="1">3. <text:span text:style-name="Strong_20_Emphasis">Résumé global</text:span></text:h>
      <text:p text:style-name="Text_20_body">Amélie, jeune Belge de 22 ans, commence un contrat d’un an dans la société Yumimoto. Enthousiaste à l’idée de travailler dans le pays qui l’a vue grandir, elle déchante rapidement : ses initiatives sont jugées déplacées, ses compétences ignorées, et toute tentative de bien faire se transforme en faute.<text:line-break/>De rétrogradation en rétrogradation, elle passe des tâches administratives aux photocopies, puis au nettoyage des toilettes.</text:p>
      <text:p text:style-name="Text_20_body">Sous le regard sévère de sa supérieure Fubuki et du redoutable vice-président Omochi, Amélie vit une année d’humiliation. Pourtant, elle conserve une résistance intérieure qui empêche ses supérieurs de l’écraser moralement. Au terme de son contrat, elle est priée de partir, mais transforme cette épreuve en matière littéraire.</text:p>
      <text:p text:style-name="Horizontal_20_Line"/>
      <text:h text:style-name="Heading_20_1" text:outline-level="1">4. <text:span text:style-name="Strong_20_Emphasis">Personnages principaux</text:span></text:h>
      <text:h text:style-name="Heading_20_3" text:outline-level="3"><text:span text:style-name="Strong_20_Emphasis">Amélie Nothomb</text:span></text:h>
      <text:list text:style-name="L3">
        <text:list-item>
          <text:p text:style-name="P3">Narratrice et protagoniste.</text:p>
        </text:list-item>
        <text:list-item>
          <text:p text:style-name="P3">Étrangère enthousiaste mais naïve face aux codes japonais.</text:p>
        </text:list-item>
        <text:list-item>
          <text:p text:style-name="P3">Subit l’humiliation sans perdre sa dignité intérieure.</text:p>
        </text:list-item>
        <text:list-item>
          <text:p text:style-name="P3">Sa force réside dans sa capacité à réfléchir, analyser et ironiser.</text:p>
        </text:list-item>
      </text:list>
      <text:h text:style-name="Heading_20_3" text:outline-level="3"><text:span text:style-name="Strong_20_Emphasis">Fubuki Mori</text:span></text:h>
      <text:list text:style-name="L4">
        <text:list-item>
          <text:p text:style-name="P4">Supérieure directe d’Amélie.</text:p>
        </text:list-item>
        <text:list-item>
          <text:p text:style-name="P4">Belle, brillante, admirée et crainte dans l’entreprise.</text:p>
        </text:list-item>
        <text:list-item>
          <text:p text:style-name="P4">Ambivalence : dure et froide envers Amélie, mais parfois gênée par la violence qu’elle doit exercer.</text:p>
        </text:list-item>
        <text:list-item>
          <text:p text:style-name="P4">Représente la femme japonaise prise au piège d’une société patriarcale exigeante.</text:p>
        </text:list-item>
      </text:list>
      <text:h text:style-name="Heading_20_3" text:outline-level="3"><text:soft-page-break/><text:span text:style-name="Strong_20_Emphasis">Omochi</text:span></text:h>
      <text:list text:style-name="L5">
        <text:list-item>
          <text:p text:style-name="P5">Vice-président de Yumimoto.</text:p>
        </text:list-item>
        <text:list-item>
          <text:p text:style-name="P5">Incarnation de l’autorité violente et implacable.</text:p>
        </text:list-item>
        <text:list-item>
          <text:p text:style-name="P5">Ordonne les humiliations successives d’Amélie.</text:p>
        </text:list-item>
      </text:list>
      <text:h text:style-name="Heading_20_3" text:outline-level="3"><text:span text:style-name="Strong_20_Emphasis">Saito</text:span></text:h>
      <text:list text:style-name="L6">
        <text:list-item>
          <text:p text:style-name="P6">Chef de département.</text:p>
        </text:list-item>
        <text:list-item>
          <text:p text:style-name="P6">Exécute les ordres d’Omochi.</text:p>
        </text:list-item>
        <text:list-item>
          <text:p text:style-name="P6">Figure plus effacée mais essentielle dans la mécanique hiérarchique.</text:p>
        </text:list-item>
      </text:list>
      <text:h text:style-name="Heading_20_3" text:outline-level="3"><text:span text:style-name="Strong_20_Emphasis">Haneda</text:span></text:h>
      <text:list text:style-name="L7">
        <text:list-item>
          <text:p text:style-name="P7">Président de l’entreprise.</text:p>
        </text:list-item>
        <text:list-item>
          <text:p text:style-name="P7">Figure lointaine et quasi symbolique du pouvoir ultime.</text:p>
        </text:list-item>
      </text:list>
      <text:p text:style-name="Horizontal_20_Line"/>
      <text:h text:style-name="Heading_20_1" text:outline-level="1">5. <text:span text:style-name="Strong_20_Emphasis">Structure de l’œuvre</text:span></text:h>
      <text:p text:style-name="Text_20_body">Le livre suit une <text:span text:style-name="Strong_20_Emphasis">progression linéaire</text:span> :</text:p>
      <text:list text:style-name="L8">
        <text:list-item>
          <text:p text:style-name="P8">début enthousiaste,</text:p>
        </text:list-item>
        <text:list-item>
          <text:p text:style-name="P8">incompréhensions,</text:p>
        </text:list-item>
        <text:list-item>
          <text:p text:style-name="P8">fautes involontaires,</text:p>
        </text:list-item>
        <text:list-item>
          <text:p text:style-name="P8">rétrogradations successives,</text:p>
        </text:list-item>
        <text:list-item>
          <text:p text:style-name="P8">humiliation finale,</text:p>
        </text:list-item>
        <text:list-item>
          <text:p text:style-name="P8">prise de conscience et bilan.</text:p>
        </text:list-item>
      </text:list>
      <text:p text:style-name="Text_20_body">La narration à la première personne offre un ton ironique, vif, parfois sarcastique.</text:p>
      <text:p text:style-name="Horizontal_20_Line"/>
      <text:h text:style-name="Heading_20_1" text:outline-level="1">6. <text:span text:style-name="Strong_20_Emphasis">Thèmes majeurs</text:span></text:h>
      <text:h text:style-name="Heading_20_3" text:outline-level="3"><text:span text:style-name="Strong_20_Emphasis">a) Le choc culturel</text:span></text:h>
      <text:p text:style-name="Text_20_body">La confrontation entre la culture occidentale individualiste et la culture japonaise fondée sur l’obéissance absolue.</text:p>
      <text:h text:style-name="Heading_20_3" text:outline-level="3"><text:span text:style-name="Strong_20_Emphasis">b) La hiérarchie et l’humiliation</text:span></text:h>
      <text:p text:style-name="Text_20_body">La hiérarchie japonaise est vécue comme un mécanisme de domination destructrice.<text:line-break/>Amélie passe par toutes les étapes de la dégradation.</text:p>
      <text:h text:style-name="Heading_20_3" text:outline-level="3"><text:soft-page-break/><text:span text:style-name="Strong_20_Emphasis">c) La condition féminine</text:span></text:h>
      <text:p text:style-name="Text_20_body">Fubuki incarne la réussite, mais aussi la difficulté d’être une femme au Japon : elle doit être parfaite mais reste toujours sous le pouvoir d’hommes moins compétents.</text:p>
      <text:h text:style-name="Heading_20_3" text:outline-level="3"><text:span text:style-name="Strong_20_Emphasis">d) L’identité et la résistance intérieure</text:span></text:h>
      <text:p text:style-name="Text_20_body">Amélie ne peut lutter extérieurement, mais elle refuse intérieurement de se laisser anéantir.<text:line-break/>Son ultime arme : l’humour et l’écriture.</text:p>
      <text:h text:style-name="Heading_20_3" text:outline-level="3"><text:span text:style-name="Strong_20_Emphasis">e) Le regard occidental sur le Japon</text:span></text:h>
      <text:p text:style-name="Text_20_body">Amélie oscille entre fascination et critique, amour et incompréhension.</text:p>
      <text:p text:style-name="Horizontal_20_Line"/>
      <text:h text:style-name="Heading_20_1" text:outline-level="1">7. <text:span text:style-name="Strong_20_Emphasis">Analyse de l’écriture</text:span></text:h>
      <text:list text:style-name="L9">
        <text:list-item>
          <text:p text:style-name="P9"><text:span text:style-name="Strong_20_Emphasis">Style vif et incisif</text:span>, avec un humour noir caractéristique de Nothomb.</text:p>
        </text:list-item>
        <text:list-item>
          <text:p text:style-name="P9"><text:span text:style-name="Strong_20_Emphasis">Ironie constante</text:span> qui crée une distance avec la violence des situations.</text:p>
        </text:list-item>
        <text:list-item>
          <text:p text:style-name="P9"><text:span text:style-name="Strong_20_Emphasis">Narration introspective</text:span>, donnant accès aux pensées et analyses d’Amélie.</text:p>
        </text:list-item>
        <text:list-item>
          <text:p text:style-name="P9"><text:span text:style-name="Strong_20_Emphasis">Construction courte et rythmée</text:span>, facilitant la lecture.</text:p>
        </text:list-item>
      </text:list>
      <text:p text:style-name="Horizontal_20_Line"/>
      <text:h text:style-name="Heading_20_1" text:outline-level="1">8. <text:span text:style-name="Strong_20_Emphasis">Intérêt littéraire de l’œuvre</text:span></text:h>
      <text:list text:style-name="L10">
        <text:list-item>
          <text:p text:style-name="P10">Réflexion sur la soumission et la résistance psychologique.</text:p>
        </text:list-item>
        <text:list-item>
          <text:p text:style-name="P10">Témoignage unique sur les entreprises japonaises.</text:p>
        </text:list-item>
        <text:list-item>
          <text:p text:style-name="P10">Déconstruction d’un mythe : le Japon idéalisé vs. le Japon réel.</text:p>
        </text:list-item>
        <text:list-item>
          <text:p text:style-name="P10">Portée universelle : montre les mécanismes de domination dans n’importe quel système hiérarchique.</text:p>
        </text:list-item>
      </text:list>
      <text:p text:style-name="Horizontal_20_Line"/>
      <text:h text:style-name="Heading_20_1" text:outline-level="1">9. <text:span text:style-name="Strong_20_Emphasis">Portée autobiographique</text:span></text:h>
      <text:p text:style-name="Text_20_body">L’œuvre se base sur l’expérience réelle de l’auteure, mais elle la transforme en matière littéraire.<text:line-break/>L’humour et l’exagération participent à créer une <text:span text:style-name="Strong_20_Emphasis">mise à distance</text:span> et une <text:span text:style-name="Strong_20_Emphasis">critique sociale plus large</text:span>.</text:p>
      <text:p text:style-name="Horizontal_20_Line"/>
      <text:h text:style-name="Heading_20_1" text:outline-level="1"><text:soft-page-break/>10. <text:span text:style-name="Strong_20_Emphasis">Jugement personnel (modèle que vous pouvez adapter)</text:span></text:h>
      <text:p text:style-name="Text_20_body"><text:span text:style-name="Emphasis">Un roman percutant où la simplicité du récit contraste avec la violence silencieuse des situations. Amélie Nothomb transforme une expérience traumatisante en œuvre brillante, à la fois drôle, lucide et profondément humaine. La relation complexe entre Amélie et Fubuki reste l’un des aspects les plus marquants.</text:span></text:p>
      <text:p text:style-name="Standard"/>
      <text:p text:style-name="Standard"/>
      <text:h text:style-name="Heading_20_1" text:outline-level="1"><text:span text:style-name="Strong_20_Emphasis">Principaux personnages et leurs relations</text:span></text:h>
      <text:h text:style-name="Heading_20_3" text:outline-level="3"><text:span text:style-name="Strong_20_Emphasis">• Amélie</text:span></text:h>
      <text:list text:style-name="L11">
        <text:list-item>
          <text:p text:style-name="P11">Narratrice et protagoniste.</text:p>
        </text:list-item>
        <text:list-item>
          <text:p text:style-name="P11">Jeune Belge francophone travaillant au Japon.</text:p>
        </text:list-item>
        <text:list-item>
          <text:p text:style-name="P11">Enthousiaste mais naïve face au monde corporate japonais.</text:p>
        </text:list-item>
        <text:list-item>
          <text:p text:style-name="P11">Subit une série d’humiliations, tout en gardant une forme de lucidité ironique.</text:p>
        </text:list-item>
      </text:list>
      <text:h text:style-name="Heading_20_3" text:outline-level="3"><text:span text:style-name="Strong_20_Emphasis">• Fubuki Mori</text:span></text:h>
      <text:list text:style-name="L12">
        <text:list-item>
          <text:p text:style-name="P12">Supérieure directe d’Amélie.</text:p>
        </text:list-item>
        <text:list-item>
          <text:p text:style-name="P12">Femme belle, froide, intelligente et extrêmement respectée.</text:p>
        </text:list-item>
        <text:list-item>
          <text:p text:style-name="P12">Représente la perfection japonaise aux yeux de l’entreprise.</text:p>
        </text:list-item>
        <text:list-item>
          <text:p text:style-name="P12">Relation complexe :</text:p>
          <text:list>
            <text:list-item>
              <text:p text:style-name="P12">Amélie l’admire profondément au début.</text:p>
            </text:list-item>
            <text:list-item>
              <text:p text:style-name="P12">Fubuki, frustrée par la position inférieure qu’elle occupe malgré ses compétences, se montre dure envers Amélie.</text:p>
            </text:list-item>
            <text:list-item>
              <text:p text:style-name="P12">Elles développent une relation de fascination réciproque mêlée d’hostilité.</text:p>
            </text:list-item>
          </text:list>
        </text:list-item>
      </text:list>
      <text:h text:style-name="Heading_20_3" text:outline-level="3"><text:span text:style-name="Strong_20_Emphasis">• Monsieur Saito</text:span></text:h>
      <text:list text:style-name="L13">
        <text:list-item>
          <text:p text:style-name="P13">Chef du département.</text:p>
        </text:list-item>
        <text:list-item>
          <text:p text:style-name="P13">Très attaché à la discipline et à la hiérarchie.</text:p>
        </text:list-item>
        <text:list-item>
          <text:p text:style-name="P13">Implique Amélie dans des tâches absurdes, parfois punitives.</text:p>
        </text:list-item>
      </text:list>
      <text:h text:style-name="Heading_20_3" text:outline-level="3"><text:span text:style-name="Strong_20_Emphasis">• Monsieur Omochi</text:span></text:h>
      <text:list text:style-name="L14">
        <text:list-item>
          <text:p text:style-name="P14">Vice-président de Yumimoto.</text:p>
        </text:list-item>
        <text:list-item>
          <text:p text:style-name="P14">Autorité suprême locale.</text:p>
        </text:list-item>
        <text:list-item>
          <text:p text:style-name="P14">Méprise Amélie et ordonne sa dégradation progressive.</text:p>
        </text:list-item>
        <text:list-item>
          <text:p text:style-name="P14"><text:soft-page-break/>Figure de pouvoir brutal et conservateur.</text:p>
        </text:list-item>
      </text:list>
      <text:h text:style-name="Heading_20_3" text:outline-level="3"><text:span text:style-name="Strong_20_Emphasis">• Monsieur Haneda</text:span></text:h>
      <text:list text:style-name="L15">
        <text:list-item>
          <text:p text:style-name="P15">Président de l’entreprise.</text:p>
        </text:list-item>
        <text:list-item>
          <text:p text:style-name="P15">Figure presque mythique, rarement vue.</text:p>
        </text:list-item>
        <text:list-item>
          <text:p text:style-name="P15">Incarnation de l’autorité ultime et distante.</text:p>
        </text:list-item>
      </text:list>
      <text:p text:style-name="Horizontal_20_Line"/>
      <text:h text:style-name="Heading_20_1" text:outline-level="1">🔗 <text:span text:style-name="Strong_20_Emphasis">Relations entre les personnages</text:span></text:h>
      <text:list text:style-name="L16">
        <text:list-item>
          <text:p text:style-name="P16"><text:span text:style-name="Strong_20_Emphasis">Amélie → Fubuki</text:span> : admiration → incompréhension → humiliation → respect amer.</text:p>
        </text:list-item>
        <text:list-item>
          <text:p text:style-name="P16"><text:span text:style-name="Strong_20_Emphasis">Fubuki → Amélie</text:span> : dureté professionnelle, mélange de jalousie inversée (car Amélie est étrangère et libre) et de volonté de l’écraser pour protéger la hiérarchie.</text:p>
        </text:list-item>
        <text:list-item>
          <text:p text:style-name="P16"><text:span text:style-name="Strong_20_Emphasis">Omochi / Saito → Amélie</text:span> : supérieurs qui l’écrasent pour maintenir l’ordre et la discipline.</text:p>
        </text:list-item>
        <text:list-item>
          <text:p text:style-name="P16"><text:span text:style-name="Strong_20_Emphasis">Fubuki ↔ Omochi</text:span> : tension latente (elle est sous ses ordres mais il se méfie d’elle car elle est brillante).</text:p>
        </text:list-item>
        <text:list-item>
          <text:p text:style-name="P16"><text:span text:style-name="Strong_20_Emphasis">Saito ↔ Omochi</text:span> : collaboration hiérarchique stricte.</text:p>
        </text:list-item>
      </text:list>
      <text:p text:style-name="Standard"/>
      <text:h text:style-name="P17" text:outline-level="1">Résumé extrêmement détaillé de <text:span text:style-name="Emphasis">Stupeur et tremblements</text:span></text:h>
      <text:list text:style-name="L17">
        <text:list-item>
          <text:p text:style-name="P18">Analyse des scènes symboliques**</text:p>
        </text:list-item>
      </text:list>
      <text:p text:style-name="Horizontal_20_Line"/>
      <text:h text:style-name="Heading_20_1" text:outline-level="1">⭐ <text:span text:style-name="Strong_20_Emphasis">1. L’arrivée : le Japon rêvé vs. le Japon réel</text:span></text:h>
      <text:p text:style-name="Text_20_body"><text:span text:style-name="Strong_20_Emphasis">Résumé :</text:span><text:line-break/>Amélie commence son année dans la compagnie Yumimoto. Elle arrive pleine d’optimisme, persuadée qu’elle va briller grâce à sa connaissance du japonais et de la culture. Elle découvre un open-space silencieux et hyper codifié : chacun connaît sa place et ne s’en écarte jamais.</text:p>
      <text:p text:style-name="Text_20_body"><text:span text:style-name="Strong_20_Emphasis">Scène symbolique n°1 : Le premier salut</text:span><text:line-break/>Lorsqu’Amélie se présente devant ses supérieurs, elle se plie aux usages japonais de manière excessive : elle s’incline trop bas, trop longtemps.<text:line-break/>➡ <text:span text:style-name="Emphasis">Symbolise dès le départ la démesure de son respect — interprétée non pas comme de la politesse, mais comme un manque de maîtrise des codes culturels.</text:span></text:p>
      <text:p text:style-name="Horizontal_20_Line"/>
      <text:h text:style-name="Heading_20_1" text:outline-level="1">⭐ <text:span text:style-name="Strong_20_Emphasis">2. Les premières tâches : l’initiative comme faute</text:span></text:h>
      <text:p text:style-name="Text_20_body"><text:span text:style-name="Strong_20_Emphasis">Résumé :</text:span><text:line-break/>On confie à Amélie des tâches simples : classifier des dossiers, rédiger des notes. Elle s’applique trop, va trop vite, et surtout prend des initiatives (classer différemment, corriger des erreurs).<text:line-break/>Dans l’entreprise japonaise, <text:span text:style-name="Emphasis">l’initiative personnelle est une menace</text:span>, non une qualité.</text:p>
      <text:p text:style-name="Text_20_body"><text:span text:style-name="Strong_20_Emphasis">Scène symbolique n°2 : La correction d’un document</text:span><text:line-break/>En corrigeant une erreur qu’elle pense évidente, Amélie déclenche l’irritation de sa hiérarchie.<text:line-break/>➡ <text:span text:style-name="Emphasis">Symbolise la collision entre efficacité occidentale et protocole japonais, où l’erreur ne peut venir que d’un supérieur.</text:span></text:p>
      <text:p text:style-name="Horizontal_20_Line"/>
      <text:h text:style-name="Heading_20_1" text:outline-level="1">⭐ <text:span text:style-name="Strong_20_Emphasis">3. Le rapport en anglais : la faute impardonnable</text:span></text:h>
      <text:p text:style-name="Text_20_body"><text:span text:style-name="Strong_20_Emphasis">Résumé :</text:span><text:line-break/>Amélie doit rédiger un rapport. Elle le rédige en anglais avec une grande précision.<text:line-break/><text:soft-page-break/>Fubuki et les cadres sont choqués : elle n’était pas autorisée à changer de langue.<text:line-break/>Elle n’a pas “mal travaillé” : elle a “osé décider”, ce qui est pire.</text:p>
      <text:p text:style-name="Text_20_body"><text:span text:style-name="Strong_20_Emphasis">Scène symbolique n°3 : La réunion d’humiliation</text:span><text:line-break/>Toute la hiérarchie la convoque pour lui expliquer que son travail est inacceptable — non pour son contenu, mais pour la transgression protocolaire.<text:line-break/>➡ <text:span text:style-name="Emphasis">Moment fondateur de sa chute.</text:span><text:line-break/>➡ <text:span text:style-name="Emphasis">Scène qui montre comment la hiérarchie japonaise punit le dépassement du rôle prévu.</text:span></text:p>
      <text:p text:style-name="Horizontal_20_Line"/>
      <text:h text:style-name="Heading_20_1" text:outline-level="1">⭐ <text:span text:style-name="Strong_20_Emphasis">4. Rétrogradation : de l’administration aux tâches absurdes</text:span></text:h>
      <text:p text:style-name="Text_20_body"><text:span text:style-name="Strong_20_Emphasis">Résumé :</text:span><text:line-break/>Après l’incident, Amélie passe à des tâches mécaniques : recopier des chiffres, trier des classeurs déjà triés, produire des tableaux inutiles.<text:line-break/>Elle devient une main-d’œuvre symbolique, destinée à être rappelée à l’ordre plus qu’à produire.</text:p>
      <text:p text:style-name="Text_20_body"><text:span text:style-name="Strong_20_Emphasis">Scène symbolique n°4 : Refaire entièrement un travail parfait</text:span><text:line-break/>On lui demande de refaire un tableau identique, simplement pour lui rappeler qu’elle n’a pas à comprendre “pourquoi” elle fait les choses.<text:line-break/>➡ <text:span text:style-name="Emphasis">L’absurdité bureaucratique comme exercice de domination.</text:span></text:p>
      <text:p text:style-name="Horizontal_20_Line"/>
      <text:h text:style-name="Heading_20_1" text:outline-level="1">⭐ <text:span text:style-name="Strong_20_Emphasis">5. La période des photocopies : l’automate parfait</text:span></text:h>
      <text:p text:style-name="Text_20_body"><text:span text:style-name="Strong_20_Emphasis">Résumé :</text:span><text:line-break/>Nouvelle chute : Amélie est assignée au poste des photocopies, qui devient son quotidien pendant des semaines.<text:line-break/>Le travail est répétitif, mais exige une précision millimétrée. La moindre bourde provoque des réprimandes disproportionnées.</text:p>
      <text:p text:style-name="Text_20_body"><text:span text:style-name="Strong_20_Emphasis">Scène symbolique n°5 : La photocopieuse en panne</text:span><text:line-break/>Quand la machine se bloque, Amélie tente de réparer.<text:line-break/>Ses supérieurs lui reprochent non pas la panne, mais d’avoir <text:span text:style-name="Emphasis">osé intervenir</text:span> sans permission.<text:line-break/>➡ <text:span text:style-name="Emphasis">Symbole de la technologie sacralisée et du statut inférieur d’Amélie.</text:span></text:p>
      <text:p text:style-name="Horizontal_20_Line"/>
      <text:h text:style-name="Heading_20_1" text:outline-level="1"><text:soft-page-break/>⭐ <text:span text:style-name="Strong_20_Emphasis">6. Le regard des supérieurs : Omochi, Saito et l’ombre de Haneda</text:span></text:h>
      <text:p text:style-name="Text_20_body"><text:span text:style-name="Strong_20_Emphasis">Résumé :</text:span><text:line-break/>Saito surveille Amélie, mais reste relativement neutre.<text:line-break/>Omochi, le vice-président, la méprise profondément : pour lui, un étranger, surtout une femme, ne peut être qu’un outil inférieur.<text:line-break/>Le président Haneda, jamais vraiment présent, incarne l’autorité lointaine, presque divine.</text:p>
      <text:p text:style-name="Text_20_body"><text:span text:style-name="Strong_20_Emphasis">Scène symbolique n°6 : L’observation silencieuse d’Omochi</text:span><text:line-break/>Quand Omochi passe derrière Amélie sans un mot, elle sent la tension monter dans tout l’étage.<text:line-break/>➡ <text:span text:style-name="Emphasis">Symbole de la peur institutionnelle et de la hiérarchie absolue.</text:span></text:p>
      <text:p text:style-name="Horizontal_20_Line"/>
      <text:h text:style-name="Heading_20_1" text:outline-level="1">⭐ <text:span text:style-name="Strong_20_Emphasis">7. L’affectation aux toilettes : l’humiliation “ritualisée”</text:span></text:h>
      <text:p text:style-name="Text_20_body"><text:span text:style-name="Strong_20_Emphasis">Résumé :</text:span><text:line-break/>On finit par confier à Amélie la tâche ultime dans la chaîne d’humiliation : nettoyer les toilettes.<text:line-break/>Plutôt que de s’effondrer, elle accomplit ce travail avec une perfection ironique.</text:p>
      <text:p text:style-name="Text_20_body"><text:span text:style-name="Strong_20_Emphasis">Scène symbolique n°7 : Le nettoyage du lavabo chromé</text:span><text:line-break/>Amélie frotte les surfaces jusqu’à en voir son reflet impeccable.<text:line-break/>➡ <text:span text:style-name="Emphasis">Les toilettes deviennent un miroir : symbole de la chute, mais aussi de la lucidité.</text:span><text:line-break/>➡ <text:span text:style-name="Emphasis">Elle transforme la punition en acte de maîtrise personnelle.</text:span></text:p>
      <text:p text:style-name="Horizontal_20_Line"/>
      <text:h text:style-name="Heading_20_1" text:outline-level="1">⭐ <text:span text:style-name="Strong_20_Emphasis">8. La confrontation avec Fubuki : rivalité et fascination</text:span></text:h>
      <text:p text:style-name="Text_20_body"><text:span text:style-name="Strong_20_Emphasis">Résumé :</text:span><text:line-break/>Amélie admire toujours Fubuki, mais la voit aussi comme un instrument de la cruauté du système.<text:line-break/>Une dernière confrontation révèle que Fubuki est elle-même victime : femme brillante, mais bloquée sous des hommes moins compétents.</text:p>
      <text:p text:style-name="Text_20_body"><text:span text:style-name="Strong_20_Emphasis">Scène symbolique n°8 : Les larmes de Fubuki (moment rare et bref)</text:span><text:line-break/>Fubuki, poussée à l’extrême par l’absurdité hiérarchique, laisse transparaître une émotion.<text:line-break/>➡ <text:span text:style-name="Emphasis">Symbole de la violence faite aux femmes japonaises dans le monde du travail.</text:span><text:line-break/>➡ <text:span text:style-name="Emphasis">Montre que même la “perfection japonaise” est une prison.</text:span></text:p>
      <text:p text:style-name="Horizontal_20_Line"/>
      <text:h text:style-name="Heading_20_1" text:outline-level="1"><text:soft-page-break/>⭐ <text:span text:style-name="Strong_20_Emphasis">9. Le départ : gratitude imposée</text:span></text:h>
      <text:p text:style-name="Text_20_body"><text:span text:style-name="Strong_20_Emphasis">Résumé :</text:span><text:line-break/>L’année se termine. Amélie est invitée à ne pas renouveler son contrat.<text:line-break/>Elle doit rédiger une lettre de remerciement, selon l’usage japonais.</text:p>
      <text:p text:style-name="Text_20_body"><text:span text:style-name="Strong_20_Emphasis">Scène symbolique n°9 : La lettre de remerciement</text:span><text:line-break/>Elle écrit la formule consacrée — un remerciement envers ceux qui l’ont humiliée.<text:line-break/>➡ <text:span text:style-name="Emphasis">Contradiction maximale du système japonais : la politesse obligatoire même au cœur de l’injustice.</text:span><text:line-break/>➡ <text:span text:style-name="Emphasis">Amélie signe la fin de son année, mais aussi l’acte de naissance du livre qu’elle écrira.</text:span></text:p>
      <text:p text:style-name="Horizontal_20_Line"/>
      <text:h text:style-name="Heading_20_1" text:outline-level="1">⭐ <text:span text:style-name="Strong_20_Emphasis">10. Sortie de l’entreprise : la dignité retrouvée</text:span></text:h>
      <text:p text:style-name="Text_20_body"><text:span text:style-name="Strong_20_Emphasis">Résumé :</text:span><text:line-break/>Malgré tout, Amélie ne part pas brisée.<text:line-break/>Son humour, son intelligence et sa lucidité ont été ses armes invisibles.<text:line-break/>Elle transforme l’humiliation en matière littéraire, affirmant qu’elle n’a jamais perdu sa dignité intérieure.</text:p>
      <text:p text:style-name="Text_20_body"><text:span text:style-name="Strong_20_Emphasis">Scène symbolique n°10 : La vue sur la ville depuis l’ascenseur</text:span><text:line-break/>Lorsqu’elle quitte l’entreprise, elle regarde Tokyo par les vitres.<text:line-break/>➡ <text:span text:style-name="Emphasis">Symbole du Japon qu’elle aime toujours, malgré l’épreuve.</text:span><text:line-break/>➡ <text:span text:style-name="Emphasis">Libération : elle redescend physiquement l’immeuble, comme elle a descendu la hiérarchie.</text:span></text:p>
      <text:p text:style-name="Horizontal_20_Line"/>
      <text:h text:style-name="Heading_20_1" text:outline-level="1">🎯 <text:span text:style-name="Strong_20_Emphasis">Conclusion : un récit de domination… et de résistance intérieure</text:span></text:h>
      <text:p text:style-name="Text_20_body">Le parcours d’Amélie — de cadre à nettoyeuse — symbolise :</text:p>
      <text:list text:style-name="L18">
        <text:list-item>
          <text:p text:style-name="P19">l’absolutisme hiérarchique,</text:p>
        </text:list-item>
        <text:list-item>
          <text:p text:style-name="P19">l’annihilation de l’individu,</text:p>
        </text:list-item>
        <text:list-item>
          <text:p text:style-name="P19">la répression des femmes,</text:p>
        </text:list-item>
        <text:list-item>
          <text:p text:style-name="P19">l’absurdité bureaucratique,</text:p>
        </text:list-item>
        <text:list-item>
          <text:p text:style-name="P19">mais aussi la capacité de l’être humain à rester debout spirituellemen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8:33:18.899367400</meta:creation-date>
    <dc:date>2025-11-17T18:37:33.188368100</dc:date>
    <meta:editing-duration>PT4M15S</meta:editing-duration>
    <meta:editing-cycles>1</meta:editing-cycles>
    <meta:document-statistic meta:table-count="0" meta:image-count="0" meta:object-count="0" meta:page-count="12" meta:paragraph-count="170" meta:word-count="2657" meta:character-count="17263" meta:non-whitespace-character-count="14831"/>
    <meta:generator>LibreOffice/25.8.2.2$Windows_X86_64 LibreOffice_project/d401f2107ccab8f924a8e2df40f573aab7605b6f</meta:generator>
  </office:meta>
</office:document-meta>
</file>